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.863280781" calcext:value-type="float">
            <text:p>1,863280781</text:p>
          </table:table-cell>
          <table:table-cell office:value-type="float" office:value="120.524602141" calcext:value-type="float">
            <text:p>120,524602141</text:p>
          </table:table-cell>
          <table:table-cell office:value-type="float" office:value="145.68744095" calcext:value-type="float">
            <text:p>145,68744095</text:p>
          </table:table-cell>
        </table:table-row>
        <table:table-row table:style-name="ro1">
          <table:table-cell office:value-type="float" office:value="0.02542921" calcext:value-type="float">
            <text:p>0,02542921</text:p>
          </table:table-cell>
          <table:table-cell office:value-type="float" office:value="120.397722664" calcext:value-type="float">
            <text:p>120,397722664</text:p>
          </table:table-cell>
          <table:table-cell office:value-type="float" office:value="90.042403846" calcext:value-type="float">
            <text:p>90,042403846</text:p>
          </table:table-cell>
        </table:table-row>
        <table:table-row table:style-name="ro1">
          <table:table-cell office:value-type="float" office:value="0.034300061" calcext:value-type="float">
            <text:p>0,034300061</text:p>
          </table:table-cell>
          <table:table-cell office:value-type="float" office:value="120.597517584" calcext:value-type="float">
            <text:p>120,597517584</text:p>
          </table:table-cell>
          <table:table-cell office:value-type="float" office:value="87.115580268" calcext:value-type="float">
            <text:p>87,115580268</text:p>
          </table:table-cell>
        </table:table-row>
        <table:table-row table:style-name="ro1">
          <table:table-cell office:value-type="float" office:value="0.031772793" calcext:value-type="float">
            <text:p>0,031772793</text:p>
          </table:table-cell>
          <table:table-cell office:value-type="float" office:value="120.562804762" calcext:value-type="float">
            <text:p>120,562804762</text:p>
          </table:table-cell>
          <table:table-cell office:value-type="float" office:value="89.666970713" calcext:value-type="float">
            <text:p>89,666970713</text:p>
          </table:table-cell>
        </table:table-row>
        <table:table-row table:style-name="ro1">
          <table:table-cell office:value-type="float" office:value="0.108749948" calcext:value-type="float">
            <text:p>0,108749948</text:p>
          </table:table-cell>
          <table:table-cell office:value-type="float" office:value="120.243376366" calcext:value-type="float">
            <text:p>120,243376366</text:p>
          </table:table-cell>
          <table:table-cell office:value-type="float" office:value="89.76364113" calcext:value-type="float">
            <text:p>89,76364113</text:p>
          </table:table-cell>
        </table:table-row>
        <table:table-row table:style-name="ro1">
          <table:table-cell office:value-type="float" office:value="0.035056652" calcext:value-type="float">
            <text:p>0,035056652</text:p>
          </table:table-cell>
          <table:table-cell office:value-type="float" office:value="120.264797365" calcext:value-type="float">
            <text:p>120,264797365</text:p>
          </table:table-cell>
          <table:table-cell office:value-type="float" office:value="91.390526056" calcext:value-type="float">
            <text:p>91,390526056</text:p>
          </table:table-cell>
        </table:table-row>
        <table:table-row table:style-name="ro1">
          <table:table-cell office:value-type="float" office:value="0.04504928" calcext:value-type="float">
            <text:p>0,04504928</text:p>
          </table:table-cell>
          <table:table-cell office:value-type="float" office:value="121.058462436" calcext:value-type="float">
            <text:p>121,058462436</text:p>
          </table:table-cell>
          <table:table-cell office:value-type="float" office:value="88.619626495" calcext:value-type="float">
            <text:p>88,619626495</text:p>
          </table:table-cell>
        </table:table-row>
        <table:table-row table:style-name="ro1">
          <table:table-cell office:value-type="float" office:value="0.038697827" calcext:value-type="float">
            <text:p>0,038697827</text:p>
          </table:table-cell>
          <table:table-cell office:value-type="float" office:value="120.304921743" calcext:value-type="float">
            <text:p>120,304921743</text:p>
          </table:table-cell>
          <table:table-cell office:value-type="float" office:value="90.00508359" calcext:value-type="float">
            <text:p>90,00508359</text:p>
          </table:table-cell>
        </table:table-row>
        <table:table-row table:style-name="ro1">
          <table:table-cell office:value-type="float" office:value="0.033774706" calcext:value-type="float">
            <text:p>0,033774706</text:p>
          </table:table-cell>
          <table:table-cell office:value-type="float" office:value="124.774122657" calcext:value-type="float">
            <text:p>124,774122657</text:p>
          </table:table-cell>
          <table:table-cell office:value-type="float" office:value="83.791642757" calcext:value-type="float">
            <text:p>83,791642757</text:p>
          </table:table-cell>
        </table:table-row>
        <table:table-row table:style-name="ro1">
          <table:table-cell office:value-type="float" office:value="0.052619408" calcext:value-type="float">
            <text:p>0,052619408</text:p>
          </table:table-cell>
          <table:table-cell office:value-type="float" office:value="125.160676283" calcext:value-type="float">
            <text:p>125,160676283</text:p>
          </table:table-cell>
          <table:table-cell office:value-type="float" office:value="81.692299485" calcext:value-type="float">
            <text:p>81,6922994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47502584375" calcext:value-type="float">
            <text:p>0,0475025844</text:p>
          </table:table-cell>
          <table:table-cell table:formula="of:=TRIMMEAN([.B2:.B11];0.2)" office:value-type="float" office:value="121.060618919" calcext:value-type="float">
            <text:p>121,060618919</text:p>
          </table:table-cell>
          <table:table-cell table:formula="of:=TRIMMEAN([.C2:.C11];0.2)" office:value-type="float" office:value="88.799434356875" calcext:value-type="float">
            <text:p>88,7994343569</text:p>
          </table:table-cell>
        </table:table-row>
      </table:table>
      <table:table table:name="2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.256736172" calcext:value-type="float">
            <text:p>0,256736172</text:p>
          </table:table-cell>
          <table:table-cell office:value-type="float" office:value="309.941630804" calcext:value-type="float">
            <text:p>309,941630804</text:p>
          </table:table-cell>
          <table:table-cell office:value-type="float" office:value="217.003295831" calcext:value-type="float">
            <text:p>217,003295831</text:p>
          </table:table-cell>
        </table:table-row>
        <table:table-row table:style-name="ro1">
          <table:table-cell office:value-type="float" office:value="0.008259673" calcext:value-type="float">
            <text:p>0,008259673</text:p>
          </table:table-cell>
          <table:table-cell office:value-type="float" office:value="311.031358553" calcext:value-type="float">
            <text:p>311,031358553</text:p>
          </table:table-cell>
          <table:table-cell office:value-type="float" office:value="213.899879829" calcext:value-type="float">
            <text:p>213,899879829</text:p>
          </table:table-cell>
        </table:table-row>
        <table:table-row table:style-name="ro1">
          <table:table-cell office:value-type="float" office:value="0.015756324" calcext:value-type="float">
            <text:p>0,015756324</text:p>
          </table:table-cell>
          <table:table-cell office:value-type="float" office:value="310.386224929" calcext:value-type="float">
            <text:p>310,386224929</text:p>
          </table:table-cell>
          <table:table-cell office:value-type="float" office:value="215.158364304" calcext:value-type="float">
            <text:p>215,158364304</text:p>
          </table:table-cell>
        </table:table-row>
        <table:table-row table:style-name="ro1">
          <table:table-cell office:value-type="float" office:value="0.008365157" calcext:value-type="float">
            <text:p>0,008365157</text:p>
          </table:table-cell>
          <table:table-cell office:value-type="float" office:value="310.10844315" calcext:value-type="float">
            <text:p>310,10844315</text:p>
          </table:table-cell>
          <table:table-cell office:value-type="float" office:value="215.789185783" calcext:value-type="float">
            <text:p>215,789185783</text:p>
          </table:table-cell>
        </table:table-row>
        <table:table-row table:style-name="ro1">
          <table:table-cell office:value-type="float" office:value="0.007765572" calcext:value-type="float">
            <text:p>0,007765572</text:p>
          </table:table-cell>
          <table:table-cell office:value-type="float" office:value="310.157944947" calcext:value-type="float">
            <text:p>310,157944947</text:p>
          </table:table-cell>
          <table:table-cell office:value-type="float" office:value="214.904396853" calcext:value-type="float">
            <text:p>214,904396853</text:p>
          </table:table-cell>
        </table:table-row>
        <table:table-row table:style-name="ro1">
          <table:table-cell office:value-type="float" office:value="0.010551254" calcext:value-type="float">
            <text:p>0,010551254</text:p>
          </table:table-cell>
          <table:table-cell office:value-type="float" office:value="310.260795991" calcext:value-type="float">
            <text:p>310,260795991</text:p>
          </table:table-cell>
          <table:table-cell office:value-type="float" office:value="216.320689884" calcext:value-type="float">
            <text:p>216,320689884</text:p>
          </table:table-cell>
        </table:table-row>
        <table:table-row table:style-name="ro1">
          <table:table-cell office:value-type="float" office:value="0.009448309" calcext:value-type="float">
            <text:p>0,009448309</text:p>
          </table:table-cell>
          <table:table-cell office:value-type="float" office:value="310.070495593" calcext:value-type="float">
            <text:p>310,070495593</text:p>
          </table:table-cell>
          <table:table-cell office:value-type="float" office:value="213.610842494" calcext:value-type="float">
            <text:p>213,610842494</text:p>
          </table:table-cell>
        </table:table-row>
        <table:table-row table:style-name="ro1">
          <table:table-cell office:value-type="float" office:value="0.008428127" calcext:value-type="float">
            <text:p>0,008428127</text:p>
          </table:table-cell>
          <table:table-cell office:value-type="float" office:value="309.932968866" calcext:value-type="float">
            <text:p>309,932968866</text:p>
          </table:table-cell>
          <table:table-cell office:value-type="float" office:value="214.612512869" calcext:value-type="float">
            <text:p>214,612512869</text:p>
          </table:table-cell>
        </table:table-row>
        <table:table-row table:style-name="ro1">
          <table:table-cell office:value-type="float" office:value="0.008229307" calcext:value-type="float">
            <text:p>0,008229307</text:p>
          </table:table-cell>
          <table:table-cell office:value-type="float" office:value="310.217424822" calcext:value-type="float">
            <text:p>310,217424822</text:p>
          </table:table-cell>
          <table:table-cell office:value-type="float" office:value="213.835095849" calcext:value-type="float">
            <text:p>213,835095849</text:p>
          </table:table-cell>
        </table:table-row>
        <table:table-row table:style-name="ro1">
          <table:table-cell office:value-type="float" office:value="0.010820481" calcext:value-type="float">
            <text:p>0,010820481</text:p>
          </table:table-cell>
          <table:table-cell office:value-type="float" office:value="310.108350648" calcext:value-type="float">
            <text:p>310,108350648</text:p>
          </table:table-cell>
          <table:table-cell office:value-type="float" office:value="215.287733513" calcext:value-type="float">
            <text:p>215,2877335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09982329" calcext:value-type="float">
            <text:p>0,009982329</text:p>
          </table:table-cell>
          <table:table-cell table:formula="of:=TRIMMEAN([.B2:.B11];0.2)" office:value-type="float" office:value="310.1564138605" calcext:value-type="float">
            <text:p>310,1564138605</text:p>
          </table:table-cell>
          <table:table-cell table:formula="of:=TRIMMEAN([.C2:.C11];0.2)" office:value-type="float" office:value="214.9759823605" calcext:value-type="float">
            <text:p>214,9759823605</text:p>
          </table:table-cell>
        </table:table-row>
      </table:table>
      <table:table table:name="4CM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0.224852761" calcext:value-type="float">
            <text:p>0,224852761</text:p>
          </table:table-cell>
          <table:table-cell office:value-type="float" office:value="381.824234331" calcext:value-type="float">
            <text:p>381,824234331</text:p>
          </table:table-cell>
          <table:table-cell office:value-type="float" office:value="246.896727754" calcext:value-type="float">
            <text:p>246,896727754</text:p>
          </table:table-cell>
        </table:table-row>
        <table:table-row table:style-name="ro1">
          <table:table-cell office:value-type="float" office:value="0.006068604" calcext:value-type="float">
            <text:p>0,006068604</text:p>
          </table:table-cell>
          <table:table-cell office:value-type="float" office:value="382.03429922" calcext:value-type="float">
            <text:p>382,03429922</text:p>
          </table:table-cell>
          <table:table-cell office:value-type="float" office:value="245.766294423" calcext:value-type="float">
            <text:p>245,766294423</text:p>
          </table:table-cell>
        </table:table-row>
        <table:table-row table:style-name="ro1">
          <table:table-cell office:value-type="float" office:value="0.014306221" calcext:value-type="float">
            <text:p>0,014306221</text:p>
          </table:table-cell>
          <table:table-cell office:value-type="float" office:value="382.791489227" calcext:value-type="float">
            <text:p>382,791489227</text:p>
          </table:table-cell>
          <table:table-cell office:value-type="float" office:value="246.319048353" calcext:value-type="float">
            <text:p>246,319048353</text:p>
          </table:table-cell>
        </table:table-row>
        <table:table-row table:style-name="ro1">
          <table:table-cell office:value-type="float" office:value="0.00542137" calcext:value-type="float">
            <text:p>0,00542137</text:p>
          </table:table-cell>
          <table:table-cell office:value-type="float" office:value="382.197863959" calcext:value-type="float">
            <text:p>382,197863959</text:p>
          </table:table-cell>
          <table:table-cell office:value-type="float" office:value="246.536792326" calcext:value-type="float">
            <text:p>246,536792326</text:p>
          </table:table-cell>
        </table:table-row>
        <table:table-row table:style-name="ro1">
          <table:table-cell office:value-type="float" office:value="0.00712754" calcext:value-type="float">
            <text:p>0,00712754</text:p>
          </table:table-cell>
          <table:table-cell office:value-type="float" office:value="381.872867476" calcext:value-type="float">
            <text:p>381,872867476</text:p>
          </table:table-cell>
          <table:table-cell office:value-type="float" office:value="246.188328616" calcext:value-type="float">
            <text:p>246,188328616</text:p>
          </table:table-cell>
        </table:table-row>
        <table:table-row table:style-name="ro1">
          <table:table-cell office:value-type="float" office:value="0.013369741" calcext:value-type="float">
            <text:p>0,013369741</text:p>
          </table:table-cell>
          <table:table-cell office:value-type="float" office:value="381.996960517" calcext:value-type="float">
            <text:p>381,996960517</text:p>
          </table:table-cell>
          <table:table-cell office:value-type="float" office:value="245.627955801" calcext:value-type="float">
            <text:p>245,627955801</text:p>
          </table:table-cell>
        </table:table-row>
        <table:table-row table:style-name="ro1">
          <table:table-cell office:value-type="float" office:value="0.005767818" calcext:value-type="float">
            <text:p>0,005767818</text:p>
          </table:table-cell>
          <table:table-cell office:value-type="float" office:value="382.052489978" calcext:value-type="float">
            <text:p>382,052489978</text:p>
          </table:table-cell>
          <table:table-cell office:value-type="float" office:value="245.117601162" calcext:value-type="float">
            <text:p>245,117601162</text:p>
          </table:table-cell>
        </table:table-row>
        <table:table-row table:style-name="ro1">
          <table:table-cell office:value-type="float" office:value="0.005132052" calcext:value-type="float">
            <text:p>0,005132052</text:p>
          </table:table-cell>
          <table:table-cell office:value-type="float" office:value="381.833206432" calcext:value-type="float">
            <text:p>381,833206432</text:p>
          </table:table-cell>
          <table:table-cell office:value-type="float" office:value="245.465795959" calcext:value-type="float">
            <text:p>245,465795959</text:p>
          </table:table-cell>
        </table:table-row>
        <table:table-row table:style-name="ro1">
          <table:table-cell office:value-type="float" office:value="0.006202125" calcext:value-type="float">
            <text:p>0,006202125</text:p>
          </table:table-cell>
          <table:table-cell office:value-type="float" office:value="382.034597538" calcext:value-type="float">
            <text:p>382,034597538</text:p>
          </table:table-cell>
          <table:table-cell office:value-type="float" office:value="246.449324744" calcext:value-type="float">
            <text:p>246,449324744</text:p>
          </table:table-cell>
        </table:table-row>
        <table:table-row table:style-name="ro1">
          <table:table-cell office:value-type="float" office:value="0.008446447" calcext:value-type="float">
            <text:p>0,008446447</text:p>
          </table:table-cell>
          <table:table-cell office:value-type="float" office:value="381.804618557" calcext:value-type="float">
            <text:p>381,804618557</text:p>
          </table:table-cell>
          <table:table-cell office:value-type="float" office:value="245.428394328" calcext:value-type="float">
            <text:p>245,4283943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0833873325" calcext:value-type="float">
            <text:p>0,0083387333</text:p>
          </table:table-cell>
          <table:table-cell table:formula="of:=TRIMMEAN([.B2:.B11];0.2)" office:value-type="float" office:value="381.980814931375" calcext:value-type="float">
            <text:p>381,9808149314</text:p>
          </table:table-cell>
          <table:table-cell table:formula="of:=TRIMMEAN([.C2:.C11];0.2)" office:value-type="float" office:value="245.97274181875" calcext:value-type="float">
            <text:p>245,9727418188</text:p>
          </table:table-cell>
        </table:table-row>
      </table:table>
      <table:table table:name="6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.177136937" calcext:value-type="float">
            <text:p>0,177136937</text:p>
          </table:table-cell>
          <table:table-cell office:value-type="float" office:value="369.958946554" calcext:value-type="float">
            <text:p>369,958946554</text:p>
          </table:table-cell>
          <table:table-cell office:value-type="float" office:value="246.143861537" calcext:value-type="float">
            <text:p>246,143861537</text:p>
          </table:table-cell>
        </table:table-row>
        <table:table-row table:style-name="ro1">
          <table:table-cell office:value-type="float" office:value="0.006449733" calcext:value-type="float">
            <text:p>0,006449733</text:p>
          </table:table-cell>
          <table:table-cell office:value-type="float" office:value="370.47950121" calcext:value-type="float">
            <text:p>370,47950121</text:p>
          </table:table-cell>
          <table:table-cell office:value-type="float" office:value="250.20275388" calcext:value-type="float">
            <text:p>250,20275388</text:p>
          </table:table-cell>
        </table:table-row>
        <table:table-row table:style-name="ro1">
          <table:table-cell office:value-type="float" office:value="0.008004746" calcext:value-type="float">
            <text:p>0,008004746</text:p>
          </table:table-cell>
          <table:table-cell office:value-type="float" office:value="369.959211217" calcext:value-type="float">
            <text:p>369,959211217</text:p>
          </table:table-cell>
          <table:table-cell office:value-type="float" office:value="247.914627337" calcext:value-type="float">
            <text:p>247,914627337</text:p>
          </table:table-cell>
        </table:table-row>
        <table:table-row table:style-name="ro1">
          <table:table-cell office:value-type="float" office:value="0.005744041" calcext:value-type="float">
            <text:p>0,005744041</text:p>
          </table:table-cell>
          <table:table-cell office:value-type="float" office:value="369.875282097" calcext:value-type="float">
            <text:p>369,875282097</text:p>
          </table:table-cell>
          <table:table-cell office:value-type="float" office:value="246.62571826" calcext:value-type="float">
            <text:p>246,62571826</text:p>
          </table:table-cell>
        </table:table-row>
        <table:table-row table:style-name="ro1">
          <table:table-cell office:value-type="float" office:value="0.00841397" calcext:value-type="float">
            <text:p>0,00841397</text:p>
          </table:table-cell>
          <table:table-cell office:value-type="float" office:value="369.886165454" calcext:value-type="float">
            <text:p>369,886165454</text:p>
          </table:table-cell>
          <table:table-cell office:value-type="float" office:value="249.723260423" calcext:value-type="float">
            <text:p>249,723260423</text:p>
          </table:table-cell>
        </table:table-row>
        <table:table-row table:style-name="ro1">
          <table:table-cell office:value-type="float" office:value="0.004597817" calcext:value-type="float">
            <text:p>0,004597817</text:p>
          </table:table-cell>
          <table:table-cell office:value-type="float" office:value="369.989605272" calcext:value-type="float">
            <text:p>369,989605272</text:p>
          </table:table-cell>
          <table:table-cell office:value-type="float" office:value="252.847672236" calcext:value-type="float">
            <text:p>252,847672236</text:p>
          </table:table-cell>
        </table:table-row>
        <table:table-row table:style-name="ro1">
          <table:table-cell office:value-type="float" office:value="0.005641945" calcext:value-type="float">
            <text:p>0,005641945</text:p>
          </table:table-cell>
          <table:table-cell office:value-type="float" office:value="369.834761047" calcext:value-type="float">
            <text:p>369,834761047</text:p>
          </table:table-cell>
          <table:table-cell office:value-type="float" office:value="246.057174443" calcext:value-type="float">
            <text:p>246,057174443</text:p>
          </table:table-cell>
        </table:table-row>
        <table:table-row table:style-name="ro1">
          <table:table-cell office:value-type="float" office:value="0.005077401" calcext:value-type="float">
            <text:p>0,005077401</text:p>
          </table:table-cell>
          <table:table-cell office:value-type="float" office:value="369.860709985" calcext:value-type="float">
            <text:p>369,860709985</text:p>
          </table:table-cell>
          <table:table-cell office:value-type="float" office:value="247.505991078" calcext:value-type="float">
            <text:p>247,505991078</text:p>
          </table:table-cell>
        </table:table-row>
        <table:table-row table:style-name="ro1">
          <table:table-cell office:value-type="float" office:value="0.005356887" calcext:value-type="float">
            <text:p>0,005356887</text:p>
          </table:table-cell>
          <table:table-cell office:value-type="float" office:value="369.853816304" calcext:value-type="float">
            <text:p>369,853816304</text:p>
          </table:table-cell>
          <table:table-cell office:value-type="float" office:value="254.468810414" calcext:value-type="float">
            <text:p>254,468810414</text:p>
          </table:table-cell>
        </table:table-row>
        <table:table-row table:style-name="ro1">
          <table:table-cell office:value-type="float" office:value="0.005445141" calcext:value-type="float">
            <text:p>0,005445141</text:p>
          </table:table-cell>
          <table:table-cell office:value-type="float" office:value="369.950654252" calcext:value-type="float">
            <text:p>369,950654252</text:p>
          </table:table-cell>
          <table:table-cell office:value-type="float" office:value="253.937391252" calcext:value-type="float">
            <text:p>253,9373912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06266733" calcext:value-type="float">
            <text:p>0,006266733</text:p>
          </table:table-cell>
          <table:table-cell table:formula="of:=TRIMMEAN([.B2:.B11];0.2)" office:value-type="float" office:value="369.916798891875" calcext:value-type="float">
            <text:p>369,9167988919</text:p>
          </table:table-cell>
          <table:table-cell table:formula="of:=TRIMMEAN([.C2:.C11];0.2)" office:value-type="float" office:value="249.362659500375" calcext:value-type="float">
            <text:p>249,3626595004</text:p>
          </table:table-cell>
        </table:table-row>
      </table:table>
      <table:table table:name="Comparativo" table:style-name="ta1">
        <table:shapes>
          <draw:frame draw:z-index="0" draw:style-name="gr1" draw:text-style-name="P1" svg:width="159.99mm" svg:height="89.99mm" svg:x="7.42mm" svg:y="40.04mm">
            <draw:object draw:notify-on-update-of-ranges="Comparativo.A1:Comparativo.A1 Comparativo.A2:Comparativo.A2 Comparativo.B1:Comparativo.B1 Comparativo.B2:Comparativo.B2 Comparativo.C1:Comparativo.C1 Comparativo.C2:Comparativo.C2 Comparativo.D1:Comparativo.D1 Comparativo.D2:Comparativo.D2 Comparativo.E1:Comparativo.E1 Comparativo.E2:Comparativo.E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8.81mm" svg:y="37.39mm">
            <draw:object draw:notify-on-update-of-ranges="Comparativo.A3:Comparativo.A3 Comparativo.B1:Comparativo.B1 Comparativo.B3:Comparativo.B3 Comparativo.B1:Comparativo.B1 Comparativo.C1:Comparativo.C1 Comparativo.C3:Comparativo.C3 Comparativo.D1:Comparativo.D1 Comparativo.D3:Comparativo.D3 Comparativo.E1:Comparativo.E1 Comparativo.E3:Comparativo.E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35.21mm" svg:y="38.97mm">
            <draw:object draw:notify-on-update-of-ranges="Comparativo.A4:Comparativo.A4 Comparativo.B4:Comparativo.B4 Comparativo.C4:Comparativo.C4 Comparativo.D4:Comparativo.D4 Comparativo.E4:Comparativo.E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table:formula="of:=[1CM.A13]" office:value-type="float" office:value="0.047502584375" calcext:value-type="float">
            <text:p>0,0475025844</text:p>
          </table:table-cell>
          <table:table-cell table:formula="of:=[2CM.A13]" office:value-type="float" office:value="0.009982329" calcext:value-type="float">
            <text:p>0,009982329</text:p>
          </table:table-cell>
          <table:table-cell table:formula="of:=[4CM.A13]" office:value-type="float" office:value="0.00833873325" calcext:value-type="float">
            <text:p>0,0083387333</text:p>
          </table:table-cell>
          <table:table-cell table:formula="of:=[6CM.A13]" office:value-type="float" office:value="0.006266733" calcext:value-type="float">
            <text:p>0,00626673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[1CM.B13]" office:value-type="float" office:value="121.060618919" calcext:value-type="float">
            <text:p>121,060618919</text:p>
          </table:table-cell>
          <table:table-cell table:formula="of:=[2CM.B13]" office:value-type="float" office:value="310.1564138605" calcext:value-type="float">
            <text:p>310,1564138605</text:p>
          </table:table-cell>
          <table:table-cell table:formula="of:=[4CM.B13]" office:value-type="float" office:value="381.980814931375" calcext:value-type="float">
            <text:p>381,9808149314</text:p>
          </table:table-cell>
          <table:table-cell table:formula="of:=[6CM.B13]" office:value-type="float" office:value="369.916798891875" calcext:value-type="float">
            <text:p>369,916798891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[1CM.C13]" office:value-type="float" office:value="88.799434356875" calcext:value-type="float">
            <text:p>88,7994343569</text:p>
          </table:table-cell>
          <table:table-cell table:formula="of:=[2CM.C13]" office:value-type="float" office:value="214.9759823605" calcext:value-type="float">
            <text:p>214,9759823605</text:p>
          </table:table-cell>
          <table:table-cell table:formula="of:=[4CM.C13]" office:value-type="float" office:value="245.97274181875" calcext:value-type="float">
            <text:p>245,9727418188</text:p>
          </table:table-cell>
          <table:table-cell table:formula="of:=[6CM.C13]" office:value-type="float" office:value="249.362659500375" calcext:value-type="float">
            <text:p>249,3626595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17:57:24.8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9:43:52.660000000</meta:creation-date>
    <dc:date>2017-07-15T18:02:14.073000000</dc:date>
    <meta:editing-duration>PT16M45S</meta:editing-duration>
    <meta:editing-cycles>6</meta:editing-cycles>
    <meta:generator>LibreOffice/4.4.7.2$Windows_x86 LibreOffice_project/f3153a8b245191196a4b6b9abd1d0da16eead600</meta:generator>
    <meta:document-statistic meta:table-count="5" meta:cell-count="16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Comparativo.A1:Comparativo.E2" chart:data-source-has-labels="both" svg:x="0.32cm" svg:y="0.18cm" svg:width="13.891cm" svg:height="8.64cm">
          <chartooo:coordinate-region svg:x="1.418cm" svg:y="0.38cm" svg:width="12.793cm" svg:height="7.793cm"/>
          <chart:axis chart:dimension="x" chart:name="primary-x" chart:style-name="ch4" chartooo:axis-type="auto">
            <chartooo:date-scale/>
            <chart:categories table:cell-range-address="Comparativo.A2:Comparativo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2:Comparativo.B2" chart:label-cell-address="Comparativo.B1:Comparativo.B1" chart:class="chart:bar">
            <chart:data-point/>
          </chart:series>
          <chart:series chart:style-name="ch8" chart:values-cell-range-address="Comparativo.C2:Comparativo.C2" chart:label-cell-address="Comparativo.C1:Comparativo.C1" chart:class="chart:bar">
            <chart:data-point/>
          </chart:series>
          <chart:series chart:style-name="ch9" chart:values-cell-range-address="Comparativo.D2:Comparativo.D2" chart:label-cell-address="Comparativo.D1:Comparativo.D1" chart:class="chart:bar">
            <chart:data-point/>
          </chart:series>
          <chart:series chart:style-name="ch10" chart:values-cell-range-address="Comparativo.E2:Comparativo.E2" chart:label-cell-address="Comparativo.E1:Comparativo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Comparativo.B1:Comparativo.B1</svg:desc>
                </draw:g>
              </table:table-cell>
              <table:table-cell office:value-type="string">
                <text:p>2CM</text:p>
                <draw:g>
                  <svg:desc>Comparativo.C1:Comparativo.C1</svg:desc>
                </draw:g>
              </table:table-cell>
              <table:table-cell office:value-type="string">
                <text:p>4CM</text:p>
                <draw:g>
                  <svg:desc>Comparativo.D1:Comparativo.D1</svg:desc>
                </draw:g>
              </table:table-cell>
              <table:table-cell office:value-type="string">
                <text:p>6CM</text:p>
                <draw:g>
                  <svg:desc>Comparativo.E1:Comparativo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Comparativo.A2:Comparativo.A2</svg:desc>
                </draw:g>
              </table:table-cell>
              <table:table-cell office:value-type="float" office:value="0.047502584375">
                <text:p>0.047502584375</text:p>
                <draw:g>
                  <svg:desc>Comparativo.B2:Comparativo.B2</svg:desc>
                </draw:g>
              </table:table-cell>
              <table:table-cell office:value-type="float" office:value="0.009982329">
                <text:p>0.009982329</text:p>
                <draw:g>
                  <svg:desc>Comparativo.C2:Comparativo.C2</svg:desc>
                </draw:g>
              </table:table-cell>
              <table:table-cell office:value-type="float" office:value="0.00833873325">
                <text:p>0.00833873325</text:p>
                <draw:g>
                  <svg:desc>Comparativo.D2:Comparativo.D2</svg:desc>
                </draw:g>
              </table:table-cell>
              <table:table-cell office:value-type="float" office:value="0.006266733">
                <text:p>0.006266733</text:p>
                <draw:g>
                  <svg:desc>Comparativo.E2:Comparativo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 2 3" chart:style-name="ch1">
        <chart:legend chart:legend-position="end" svg:x="14.531cm" svg:y="3.454cm" style:legend-expansion="high" chart:style-name="ch2"/>
        <chart:plot-area chart:style-name="ch3" table:cell-range-address="Comparativo.A3:Comparativo.E3 Comparativo.B1:Comparativo.E1" chart:data-source-has-labels="both" svg:x="0.32cm" svg:y="0.18cm" svg:width="13.891cm" svg:height="8.64cm">
          <chartooo:coordinate-region svg:x="1.127cm" svg:y="0.379cm" svg:width="13.084cm" svg:height="7.794cm"/>
          <chart:axis chart:dimension="x" chart:name="primary-x" chart:style-name="ch4" chartooo:axis-type="auto">
            <chartooo:date-scale/>
            <chart:categories table:cell-range-address="Comparativo.A3:Comparativo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3:Comparativo.B3" chart:label-cell-address="Comparativo.B1:Comparativo.B1" chart:class="chart:bar">
            <chart:data-point/>
            <loext:propertry-mapping loext:property="BorderColor" loext:cell-range-address="Comparativo.B1:Comparativo.B1"/>
          </chart:series>
          <chart:series chart:style-name="ch8" chart:values-cell-range-address="Comparativo.C3:Comparativo.C3" chart:label-cell-address="Comparativo.C1:Comparativo.C1" chart:class="chart:bar">
            <chart:data-point/>
          </chart:series>
          <chart:series chart:style-name="ch9" chart:values-cell-range-address="Comparativo.D3:Comparativo.D3" chart:label-cell-address="Comparativo.D1:Comparativo.D1" chart:class="chart:bar">
            <chart:data-point/>
          </chart:series>
          <chart:series chart:style-name="ch10" chart:values-cell-range-address="Comparativo.E3:Comparativo.E3" chart:label-cell-address="Comparativo.E1:Comparativo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Comparativo.B1:Comparativo.B1</svg:desc>
                </draw:g>
              </table:table-cell>
              <table:table-cell office:value-type="string">
                <text:p/>
              </table:table-cell>
              <table:table-cell office:value-type="string">
                <text:p>2CM</text:p>
                <draw:g>
                  <svg:desc>Comparativo.C1:Comparativo.C1</svg:desc>
                </draw:g>
              </table:table-cell>
              <table:table-cell office:value-type="string">
                <text:p>4CM</text:p>
                <draw:g>
                  <svg:desc>Comparativo.D1:Comparativo.D1</svg:desc>
                </draw:g>
              </table:table-cell>
              <table:table-cell office:value-type="string">
                <text:p>6CM</text:p>
                <draw:g>
                  <svg:desc>Comparativo.E1:Comparativo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x</text:p>
                <draw:g>
                  <svg:desc>Comparativo.A3:Comparativo.A3</svg:desc>
                </draw:g>
              </table:table-cell>
              <table:table-cell office:value-type="float" office:value="121.060618919">
                <text:p>121.060618919</text:p>
                <draw:g>
                  <svg:desc>Comparativo.B3:Comparativo.B3</svg:desc>
                </draw:g>
              </table:table-cell>
              <table:table-cell office:value-type="float" office:value="NaN">
                <text:p>NaN</text:p>
                <draw:g>
                  <svg:desc>Comparativo.B1:Comparativo.B1</svg:desc>
                </draw:g>
              </table:table-cell>
              <table:table-cell office:value-type="float" office:value="310.1564138605">
                <text:p>310.1564138605</text:p>
                <draw:g>
                  <svg:desc>Comparativo.C3:Comparativo.C3</svg:desc>
                </draw:g>
              </table:table-cell>
              <table:table-cell office:value-type="float" office:value="381.980814931375">
                <text:p>381.980814931375</text:p>
                <draw:g>
                  <svg:desc>Comparativo.D3:Comparativo.D3</svg:desc>
                </draw:g>
              </table:table-cell>
              <table:table-cell office:value-type="float" office:value="369.916798891875">
                <text:p>369.916798891875</text:p>
                <draw:g>
                  <svg:desc>Comparativo.E3:Comparativo.E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31cm" svg:y="3.454cm" style:legend-expansion="high" chart:style-name="ch2"/>
        <chart:plot-area chart:style-name="ch3" table:cell-range-address="Comparativo.A4:Comparativo.E4" chart:data-source-has-labels="column" svg:x="0.32cm" svg:y="0.18cm" svg:width="12.091cm" svg:height="8.64cm">
          <chartooo:coordinate-region svg:x="1.127cm" svg:y="0.379cm" svg:width="11.284cm" svg:height="7.794cm"/>
          <chart:axis chart:dimension="x" chart:name="primary-x" chart:style-name="ch4" chartooo:axis-type="auto">
            <chartooo:date-scale/>
            <chart:categories table:cell-range-address="Comparativo.A4:Comparativo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4:Comparativo.B4" chart:class="chart:bar">
            <chart:data-point/>
          </chart:series>
          <chart:series chart:style-name="ch8" chart:values-cell-range-address="Comparativo.C4:Comparativo.C4" chart:class="chart:bar">
            <chart:data-point/>
          </chart:series>
          <chart:series chart:style-name="ch9" chart:values-cell-range-address="Comparativo.D4:Comparativo.D4" chart:class="chart:bar">
            <chart:data-point/>
          </chart:series>
          <chart:series chart:style-name="ch10" chart:values-cell-range-address="Comparativo.E4:Comparativo.E4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um</text:p>
                <draw:g>
                  <svg:desc>Comparativo.A4:Comparativo.A4</svg:desc>
                </draw:g>
              </table:table-cell>
              <table:table-cell office:value-type="float" office:value="88.799434356875">
                <text:p>88.799434356875</text:p>
                <draw:g>
                  <svg:desc>Comparativo.B4:Comparativo.B4</svg:desc>
                </draw:g>
              </table:table-cell>
              <table:table-cell office:value-type="float" office:value="214.9759823605">
                <text:p>214.9759823605</text:p>
                <draw:g>
                  <svg:desc>Comparativo.C4:Comparativo.C4</svg:desc>
                </draw:g>
              </table:table-cell>
              <table:table-cell office:value-type="float" office:value="245.97274181875">
                <text:p>245.97274181875</text:p>
                <draw:g>
                  <svg:desc>Comparativo.D4:Comparativo.D4</svg:desc>
                </draw:g>
              </table:table-cell>
              <table:table-cell office:value-type="float" office:value="249.362659500375">
                <text:p>249.362659500375</text:p>
                <draw:g>
                  <svg:desc>Comparativo.E4:Comparativo.E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